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2c4" officeooo:paragraph-rsid="000032c4"/>
    </style:style>
    <style:style style:name="P2" style:family="paragraph" style:parent-style-name="Standard">
      <style:text-properties style:text-line-through-style="none" style:text-line-through-type="none" officeooo:rsid="000032c4" officeooo:paragraph-rsid="000032c4"/>
    </style:style>
    <style:style style:name="P3" style:family="paragraph" style:parent-style-name="Standard">
      <style:text-properties style:text-line-through-style="none" style:text-line-through-type="none" officeooo:rsid="00017ad7" officeooo:paragraph-rsid="00017ad7"/>
    </style:style>
    <style:style style:name="P4" style:family="paragraph" style:parent-style-name="Standard">
      <style:text-properties style:text-line-through-style="none" style:text-line-through-type="none" officeooo:rsid="0002ce4f" officeooo:paragraph-rsid="0002ce4f"/>
    </style:style>
    <style:style style:name="P5" style:family="paragraph" style:parent-style-name="Standard">
      <style:text-properties style:text-line-through-style="none" style:text-line-through-type="none" officeooo:rsid="0003ae35" officeooo:paragraph-rsid="0003ae35"/>
    </style:style>
    <style:style style:name="P6" style:family="paragraph" style:parent-style-name="Standard">
      <style:text-properties style:text-line-through-style="none" style:text-line-through-type="none" officeooo:rsid="000572ed" officeooo:paragraph-rsid="000572ed"/>
    </style:style>
    <style:style style:name="P7" style:family="paragraph" style:parent-style-name="Standard">
      <style:text-properties style:text-line-through-style="none" style:text-line-through-type="none" officeooo:rsid="000626a5" officeooo:paragraph-rsid="000626a5"/>
    </style:style>
    <style:style style:name="P8" style:family="paragraph" style:parent-style-name="Standard">
      <style:text-properties style:text-line-through-style="none" style:text-line-through-type="none" officeooo:rsid="0007592c" officeooo:paragraph-rsid="0007592c"/>
    </style:style>
    <style:style style:name="P9" style:family="paragraph" style:parent-style-name="Standard">
      <style:text-properties style:text-line-through-style="none" style:text-line-through-type="none" officeooo:rsid="0008571d" officeooo:paragraph-rsid="0008571d"/>
    </style:style>
    <style:style style:name="P10" style:family="paragraph" style:parent-style-name="Standard">
      <style:text-properties style:text-line-through-style="none" style:text-line-through-type="none" officeooo:rsid="000890f4" officeooo:paragraph-rsid="000890f4"/>
    </style:style>
    <style:style style:name="P11" style:family="paragraph" style:parent-style-name="Standard">
      <style:text-properties style:text-line-through-style="none" style:text-line-through-type="none" officeooo:rsid="0002ce4f" officeooo:paragraph-rsid="0002ce4f"/>
    </style:style>
    <style:style style:name="P12" style:family="paragraph" style:parent-style-name="Standard">
      <style:text-properties style:text-line-through-style="none" style:text-line-through-type="none" officeooo:rsid="00092fb6" officeooo:paragraph-rsid="00092fb6"/>
    </style:style>
    <style:style style:name="T1" style:family="text">
      <style:text-properties officeooo:rsid="00017ad7"/>
    </style:style>
    <style:style style:name="T2" style:family="text">
      <style:text-properties officeooo:rsid="0002ce4f"/>
    </style:style>
    <style:style style:name="T3" style:family="text">
      <style:text-properties officeooo:rsid="0003ae35"/>
    </style:style>
    <style:style style:name="T4" style:family="text">
      <style:text-properties officeooo:rsid="000572ed"/>
    </style:style>
    <style:style style:name="T5" style:family="text">
      <style:text-properties officeooo:rsid="0007592c"/>
    </style:style>
    <style:style style:name="T6" style:family="text">
      <style:text-properties officeooo:rsid="000890f4"/>
    </style:style>
    <style:style style:name="T7" style:family="text">
      <style:text-properties officeooo:rsid="0008b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yptopunk: A game in which you create, customise and control a series of software programs in order to hack corporations and governments’ computer systems, represented as isometric dungeons.</text:p>
      <text:p text:style-name="P1"/>
      <text:p text:style-name="P1">Program features</text:p>
      <text:p text:style-name="P1">– size: counts toward limit of programs allowed to bring on run. Doubles as max hp.</text:p>
      <text:p text:style-name="P2">- power: damage done when attacking another programs</text:p>
      <text:p text:style-name="P2">–speed: number of tiles program can move in a turn</text:p>
      <text:p text:style-name="P2">--<text:span text:style-name="T1">breach: ability to perform unauthorized access</text:span></text:p>
      <text:p text:style-name="P2">--<text:span text:style-name="T1">range: maximum attack distance</text:span></text:p>
      <text:p text:style-name="P2">--<text:span text:style-name="T1">sight: maximum view distance</text:span></text:p>
      <text:p text:style-name="P2">--<text:span text:style-name="T1">modular: number of upgrades that can be installed</text:span></text:p>
      <text:p text:style-name="P3">keywords:</text:p>
      <text:p text:style-name="P3">Ghost – only visible to adjacent programs <text:span text:style-name="T2">or sensors</text:span></text:p>
      <text:p text:style-name="P3">flight – can freely cross ledges, chasms</text:p>
      <text:p text:style-name="P3">armor – reduce incoming damage</text:p>
      <text:p text:style-name="P4">recover – heal each turn</text:p>
      <text:p text:style-name="P4">sensor – see ghosts</text:p>
      <text:p text:style-name="P12">hit and run – action does not end turn</text:p>
      <text:p text:style-name="P4"/>
      <text:p text:style-name="P4">Dungeon features – <text:span text:style-name="T5">procedurally generated!</text:span></text:p>
      <text:p text:style-name="P5">-ledges, ramps, and chasms</text:p>
      <text:p text:style-name="P4">- AI programs:</text:p>
      <text:p text:style-name="P4">as player programs, have patrol, search, and attack modes, <text:span text:style-name="T3">have turns in initiative, not shown until seen by player</text:span></text:p>
      <text:p text:style-name="P6">Also have integrity stat (reduced by breach or damage), </text:p>
      <text:p text:style-name="P5">loot (used to buy market stuff), programs (added to library), goal (determines whether mission counts toward progression)</text:p>
      <text:p text:style-name="P5">firewalls (must be breached to pass)</text:p>
      <text:p text:style-name="P5">vaults (must be breached to get loot inside)</text:p>
      <text:p text:style-name="P6">ports – bring in additional programs</text:p>
      <text:p text:style-name="P5">security hub – spawns hostile programs</text:p>
      <text:p text:style-name="P5">terminals (can be used to disable programs and features, requires less or no breach, <text:span text:style-name="T4">allows them to be turned back on again if desired)</text:span></text:p>
      <text:p text:style-name="P5">scanners (sensor programs with no movement or attack, must be breached rather than attacked), can be disabled from terminals</text:p>
      <text:p text:style-name="P4"/>
      <text:p text:style-name="P7">Player programs:</text:p>
      <text:p text:style-name="P7">Brute Force – High size and power, only attacks adjacent, no breach</text:p>
      <text:p text:style-name="P7">Rogue – Small, significant power, short range, ghost, strong breach</text:p>
      <text:p text:style-name="P7">Oculus – Small, zero power, zero breach, flight, ghost, sensor</text:p>
      <text:p text:style-name="P7">Troll – brute force, recover</text:p>
      <text:p text:style-name="P7">Spider – Small, fast, ghost, low power, high breach</text:p>
      <text:p text:style-name="P7">Banshee – Medium, flies, ghost(?), high power, range</text:p>
      <text:p text:style-name="P7">Wizard, small, sensor, high breach, extra upgrade slot</text:p>
      <text:p text:style-name="P7"/>
      <text:p text:style-name="P9">come in 1.0 -3.0 versions with better stats and more upgrade slots</text:p>
      <text:p text:style-name="P7"/>
      <text:p text:style-name="P9">Upgrades: Boost any stat, add any keyword, grant unique abilities</text:p>
      <text:p text:style-name="P9">-teleport - damage self to move to any unoccupied space within visibility <text:span text:style-name="T6">(swap?)</text:span></text:p>
      <text:p text:style-name="P9"><text:soft-page-break/>-defragment – repair damage to friendly programs</text:p>
      <text:p text:style-name="P9">-remote hack – breach at up to program’ s visibility range</text:p>
      <text:p text:style-name="P9">-overclock – do damage to friendly programs to give them extra turns</text:p>
      <text:p text:style-name="P9">-<text:span text:style-name="T7">deadlock – damage self to skip hostile program’s turn</text:span></text:p>
      <text:p text:style-name="P9"/>
      <text:p text:style-name="P7"/>
      <text:p text:style-name="P8">AI programs:</text:p>
      <text:p text:style-name="P8">Watchdog</text:p>
      <text:p text:style-name="P8">Sentinel</text:p>
      <text:p text:style-name="P8">Ironclad</text:p>
      <text:p text:style-name="P8">Turret</text:p>
      <text:p text:style-name="P8">Hunter-Killer</text:p>
      <text:p text:style-name="P10">Gargoyle</text:p>
      <text:p text:style-name="P10">Falco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1-17T17:18:48.615000000</dc:date>
    <meta:editing-duration>PT2H56M4S</meta:editing-duration>
    <meta:editing-cycles>6</meta:editing-cycles>
    <meta:document-statistic meta:table-count="0" meta:image-count="0" meta:object-count="0" meta:page-count="2" meta:paragraph-count="51" meta:word-count="383" meta:character-count="2458" meta:non-whitespace-character-count="2109"/>
  </office:meta>
</office:document-meta>
</file>